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Standard" style:list-style-name="L1"/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Introduction</text:h>
      <text:h text:style-name="Heading_20_1" text:outline-level="1">Annotations to the Standard</text:h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Lorem ipsum dolor sit amet, consectetur adipiscing elit. Fusce ornare mattis justo vitae imperdiet. Cum sociis natoque penatibus et magnis dis parturient montes, nascetur ridiculus mus.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172731525" text:style-name="L1">
        <text:list-item>
          <text:p text:style-name="P13">Lorem ipsum dolor sit amet, consectetur adipiscing elit. </text:p>
        </text:list-item>
        <text:list-item>
          <text:p text:style-name="P13">Sed consectetur, ipsum et egestas accumsan, felis erat ornare mauris, sit amet suscipit ante orci sed massa.</text:p>
        </text:list-item>
      </text:list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<text:soft-page-break/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Praesent Gravida Technical Note</text:p>
      </style:header>
      <style:footer>
        <text:tracked-changes>
          <text:changed-region xml:id="ct456688064" text:id="ct456688064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456688960" text:id="ct456688960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</text:tracked-changes>
        <text:p text:style-name="MP4"><text:span text:style-name="Page_20_Number"><text:span text:style-name="MT2">Copyright 201</text:span></text:span><text:change text:change-id="ct456688064"/><text:change-start text:change-id="ct456688960"/><text:span text:style-name="Page_20_Number"><text:span text:style-name="MT2">2</text:span></text:span><text:change-end text:change-id="ct456688960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2-03-27T10:13:44">3/27/2012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Technical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2-03-27T10:13:44">Mar 27, 2012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456721632" text:id="ct456721632">
            <text:deletion>
              <office:change-info>
                <dc:creator>Bob Jacobsen</dc:creator>
                <dc:date>2012-03-27T10:08:00</dc:date>
              </office:change-info>
              <text:p text:style-name="MP8"><text:span text:style-name="Page_20_Number"><text:span text:style-name="MT2">1</text:span></text:span></text:p>
            </text:deletion>
          </text:changed-region>
          <text:changed-region xml:id="ct456528144" text:id="ct456528144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</text:tracked-changes>
        <text:p text:style-name="MP8"><text:span text:style-name="Page_20_Number"><text:span text:style-name="MT2">Copyright 201</text:span></text:span><text:change text:change-id="ct456721632"/><text:change-start text:change-id="ct456528144"/><text:span text:style-name="Page_20_Number"><text:span text:style-name="MT2">2</text:span></text:span><text:change-end text:change-id="ct456528144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2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2-03-27T10:13:44">3/27/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Technical Note</dc:title>
    <meta:initial-creator>Alex Shepherd</meta:initial-creator>
    <meta:creation-date>2009-01-22T07:11:27</meta:creation-date>
    <meta:editing-cycles>63</meta:editing-cycles>
    <meta:editing-duration>PT11H42M38S</meta:editing-duration>
    <meta:generator>OpenOffice.org/3.3$Unix OpenOffice.org_project/330m20$Build-9567</meta:generator>
    <dc:date>2012-03-27T10:13:44</dc:date>
    <dc:creator>Bob Jacobsen</dc:creator>
    <meta:document-statistic meta:table-count="1" meta:image-count="1" meta:object-count="0" meta:page-count="2" meta:paragraph-count="35" meta:word-count="356" meta:character-count="2538"/>
    <meta:user-defined meta:name="Info 1"/>
    <meta:user-defined meta:name="Info 2"/>
    <meta:user-defined meta:name="Info 3"/>
    <meta:user-defined meta:name="Info 4"/>
  </office:meta>
</office:document-meta>
</file>